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4" style:family="paragraph" style:parent-style-name="Title">
      <style:text-properties fo:font-size="32pt" officeooo:rsid="00164d29" officeooo:paragraph-rsid="00164d29" style:font-size-asian="32pt" style:font-size-complex="32pt"/>
    </style:style>
    <style:style style:name="P5" style:family="paragraph" style:parent-style-name="_32_._20_Intro_20_Portada">
      <style:text-properties officeooo:rsid="0017d4fa" officeooo:paragraph-rsid="0017d4fa"/>
    </style:style>
    <style:style style:name="P6" style:family="paragraph" style:parent-style-name="Standard">
      <style:text-properties fo:font-weight="bold" officeooo:rsid="0017d4fa" officeooo:paragraph-rsid="0017d4fa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7d4fa" officeooo:paragraph-rsid="0017d4fa" style:font-weight-asian="bold" style:font-weight-complex="bold"/>
    </style:style>
    <style:style style:name="P8" style:family="paragraph" style:parent-style-name="Text_20_body">
      <style:paragraph-properties fo:text-align="start" style:justify-single-word="false" fo:break-before="page"/>
      <style:text-properties officeooo:paragraph-rsid="0017d4fa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7d4f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d4fa" style:font-weight-asian="normal" style:font-weight-complex="normal"/>
    </style:style>
    <style:style style:name="T7" style:family="text">
      <style:text-properties fo:font-weight="bold" officeooo:rsid="0017d4fa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7d4fa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7d4fa" style:font-weight-asian="normal" style:font-weight-complex="normal"/>
    </style:style>
    <style:style style:name="T13" style:family="text">
      <style:text-properties style:text-underline-style="dotte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Tarea <text:span text:style-name="T4">3</text:span></text:p>
      <text:p text:style-name="P3"><text:span text:style-name="T3"/></text:p>
      <text:p text:style-name="P5">Paso a tablas</text:p>
      <text:p text:style-name="P8"><text:span text:style-name="T7">Vivero</text:span><text:span text:style-name="T6"> (</text:span><text:span text:style-name="T9">idTienda</text:span><text:span text:style-name="T12">, n.º, calle)</text:span></text:p>
      <text:p text:style-name="P7"><text:span text:style-name="T10">Telefono_Tienda</text:span><text:span text:style-name="T11"> (</text:span><text:span text:style-name="T8">idTienda</text:span><text:span text:style-name="T11"> [fk:Vivero], </text:span><text:span text:style-name="T8">Telefono</text:span><text:span text:style-name="T11">)</text:span></text:p>
      <text:p text:style-name="P7"><text:span text:style-name="T10">Zona</text:span><text:span text:style-name="T11"> (</text:span><text:span text:style-name="T8">idZona</text:span><text:span text:style-name="T11">, </text:span><text:span text:style-name="T8">idTienda</text:span><text:span text:style-name="T11"> [fk:Vivero], </text:span><text:span text:style-name="T13">nombre</text:span><text:span text:style-name="T11">)</text:span></text:p>
      <text:p text:style-name="P7"><text:span text:style-name="T10">Dispone</text:span><text:span text:style-name="T11"> (</text:span><text:span text:style-name="T8">idZona</text:span><text:span text:style-name="T11"> [fk:Zona], </text:span><text:span text:style-name="T8"><text:s/>idTienda</text:span><text:span text:style-name="T11"> [fk:Zona], </text:span><text:span text:style-name="T8">idProducto</text:span><text:span text:style-name="T11"> [fk:Producto], stock)</text:span></text:p>
      <text:p text:style-name="P7"><text:span text:style-name="T10">Producto</text:span><text:span text:style-name="T11"> (</text:span><text:span text:style-name="T8">idProducto</text:span><text:span text:style-name="T11">, precio)</text:span></text:p>
      <text:p text:style-name="P7"><text:span text:style-name="T10">Accesorio</text:span><text:span text:style-name="T11"> (</text:span><text:span text:style-name="T8">idProducto</text:span><text:span text:style-name="T11"> [fk:Producto], tipo)</text:span></text:p>
      <text:p text:style-name="P7"><text:span text:style-name="T10">Planta</text:span><text:span text:style-name="T11"> (</text:span><text:span text:style-name="T8">idProducto</text:span><text:span text:style-name="T11"> [fk:Producto], nombre, descripcion, tipo)</text:span></text:p>
      <text:p text:style-name="P7"><text:span text:style-name="T10">Decoracion</text:span><text:span text:style-name="T11"> (</text:span><text:span text:style-name="T8">idProducto</text:span><text:span text:style-name="T11"> [fk:Producto], tipo)</text:span></text:p>
      <text:p text:style-name="P7"><text:span text:style-name="T10">Incluye</text:span><text:span text:style-name="T11"> (</text:span><text:span text:style-name="T8">idProducto</text:span><text:span text:style-name="T11"> [fk:Producto], </text:span><text:span text:style-name="T8">idPedido</text:span><text:span text:style-name="T11"> [fk:Pedido], id, unidades)</text:span></text:p>
      <text:p text:style-name="P7"><text:span text:style-name="T10">Pedido</text:span><text:span text:style-name="T11"> (</text:span><text:span text:style-name="T8">idPedido</text:span><text:span text:style-name="T11">, idTienda [fk:Vivero], DNI-CIF [Cliente-Vip], idTrabajador [fk:Trabajador], fecha, descuento, *portes)</text:span></text:p>
      <text:p text:style-name="P6">Dirige<text:span text:style-name="T5"> (</text:span><text:span text:style-name="T8">idTienda</text:span><text:span text:style-name="T11"> [fk:Vivero], </text:span><text:span text:style-name="T8">idTrabajador</text:span><text:span text:style-name="T11"> [fk:Trabajador], </text:span><text:span text:style-name="T8">fechaInicio</text:span><text:span text:style-name="T11">, fechaFin)</text:span></text:p>
      <text:p text:style-name="P6"><text:span text:style-name="T10">Trabajador</text:span><text:span text:style-name="T11"> (</text:span><text:span text:style-name="T8">idTrabajador</text:span><text:span text:style-name="T11">, </text:span><text:span text:style-name="T13">DNI</text:span><text:span text:style-name="T11">, nombre, telefono, idTrabajador_EsJefe [fk:Trabajador], DNI_EsJefe [fk:Trabajador])</text:span></text:p>
      <text:p text:style-name="P6"><text:span text:style-name="T10">Trabaja</text:span><text:span text:style-name="T11"> ( </text:span><text:span text:style-name="T8">idTrabajador</text:span><text:span text:style-name="T11"> [fk:Trabajador], </text:span><text:span text:style-name="T8">idZona</text:span><text:span text:style-name="T11"> [fk:Zona], </text:span><text:span text:style-name="T8">idTienda</text:span><text:span text:style-name="T11"> [fk:Zona], </text:span><text:span text:style-name="T8">fechaAlta</text:span><text:span text:style-name="T11">, fechaBaja)</text:span></text:p>
      <text:p text:style-name="P6"><text:span text:style-name="T10">Cliente_Vip</text:span><text:span text:style-name="T11"> (</text:span><text:span text:style-name="T8">DNI-CIF</text:span><text:span text:style-name="T11">, nombre, calle, n.º, fechaIncorporacion)</text:span></text:p>
      <text:p text:style-name="P6"><text:span text:style-name="T10">Telefono_Cliente</text:span><text:span text:style-name="T11"> (</text:span><text:span text:style-name="T8">DNI-CIF</text:span><text:span text:style-name="T11"> [fk:Cliente_Vip], </text:span><text:span text:style-name="T8">telefono</text:span><text:span text:style-name="T11">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Bases de </text:span><text:span text:style-name="MT1">Datos <text:s text:c="16"/></text:span><text:span text:style-name="MT2"><text:tab/></text:span><text:date style:data-style-name="N41" text:date-value="2023-12-12T18:24:48.357000122">12 de diciembre de 2023</text:date></text:p>
      </style:header>
      <style:footer>
        <text:p text:style-name="MP2"><text:tab/><text:tab/><text:bookmark-start text:name="PageNumWizard_FOOTER_Estilo de página predeterminado1"/><text:page-number text:select-page="current">3</text:page-number> / <text:page-count>3</text:page-count><text:bookmark-end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6:39:16.939000000</meta:creation-date>
    <meta:editing-duration>PT30M33S</meta:editing-duration>
    <meta:editing-cycles>3</meta:editing-cycles>
    <meta:generator>LibreOffice/7.6.1.2$Windows_X86_64 LibreOffice_project/f5defcebd022c5bc36bbb79be232cb6926d8f674</meta:generator>
    <dc:date>2023-12-12T18:24:48.272000000</dc:date>
    <meta:document-statistic meta:table-count="0" meta:image-count="0" meta:object-count="0" meta:page-count="3" meta:paragraph-count="19" meta:word-count="111" meta:character-count="1107" meta:non-whitespace-character-count="965"/>
  </office:meta>
</office:document-meta>
</file>